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113.75mm"/>
    </style:style>
    <style:style style:name="co3" style:family="table-column">
      <style:table-column-properties fo:break-before="auto" style:column-width="45.42mm"/>
    </style:style>
    <style:style style:name="co4" style:family="table-column">
      <style:table-column-properties fo:break-before="auto" style:column-width="146.01mm"/>
    </style:style>
    <style:style style:name="co5" style:family="table-column">
      <style:table-column-properties fo:break-before="auto" style:column-width="33.32mm"/>
    </style:style>
    <style:style style:name="co6" style:family="table-column">
      <style:table-column-properties fo:break-before="auto" style:column-width="28.43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0.06pt solid #000000" fo:border-right="none" fo:border-top="0.06pt solid #000000"/>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data-style-name="N11">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style:style style:name="ce10" style:family="table-cell" style:parent-style-name="Default" style:data-style-name="N11">
      <style:table-cell-properties fo:border-bottom="none"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9"/>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row>
        <table:table-row table:style-name="ro1">
          <table:table-cell table:style-name="ce3" office:value-type="string" calcext:value-type="string">
            <text:p><text:a xlink:href="http://www.emc2-explained.info/Time-Dilation/#.WQLXHIiGNPY" xlink:type="simple">http://www.emc2-explained.info/Time-Dilation/#.WQLXHIiGNPY</text:a></text:p>
          </table:table-cell>
          <table:table-cell table:style-name="Default" office:value-type="string" calcext:value-type="string">
            <text:p>Educational website to explain E = mc2 in an easy/understandable way</text:p>
          </table:table-cell>
          <table:table-cell table:style-name="Default" office:value-type="string" calcext:value-type="string">
            <text:p>Article</text:p>
          </table:table-cell>
          <table:table-cell table:style-name="Default" office:value-type="string" calcext:value-type="string">
            <text:p>E = mc2 explained</text:p>
          </table:table-cell>
          <table:table-cell table:style-name="Default" office:value-type="string" calcext:value-type="string">
            <text:p><text:s/>at “low” speeds there is only a small change in time dilation (i.e. the flow of time doesn't change very much), but at speeds over about 75% of the speed of light the effect of time dilation is quite dramatic. Even at the "low speed" of 10% of the speed of light (30,000 km per second, or 18,600 miles per second) our clocks would slow down by only around 1%, but if we travel at 95% of the speed of light time will slow down to about one-third of that measured by a stationary observer. Note that at zero percent of the speed of light there is no time dilation at all. Also, while we can get as close to the speed of light as our technology allows, it's impossible to actually reach a speed of 100% of the speed of light.So, when we move, at whatever speed, time slows down relative to a stationary observer. But note that, for example, the occupants of a rocket travelling at very high speeds would still experience time passing normally. However, if they could see out to an Earth-bound clock it would appear, to them, to be running too quickly. If an Earth-bound observer could see a clock inside the rocket it would appear to be running too slowly. This is why the theory is called "relativity", it is because time is relative to whoever is observing it at a particular speed...’’ if we go at very high speeds, speeds close to the speed of light, things begin to change in a very unexpected way. The faster we go the more our clock slows down relative to someone standing still; time, for anything moving, changes! Instead of space and time being separate entities they are the same thing, called space-time. In short: “moving clocks run slow”. ..</text:p>
          </table:table-cell>
          <table:table-cell table:style-name="Default" office:value-type="string" calcext:value-type="string">
            <text:p>English</text:p>
          </table:table-cell>
          <table:table-cell table:style-name="Default" office:value-type="string" calcext:value-type="string">
            <text:p>your time passes at a different rate relative to others people's time depending on the speed you are moving through space.</text:p>
          </table:table-cell>
          <table:table-cell table:style-name="Default" office:value-type="string" calcext:value-type="string">
            <text:p>English</text:p>
          </table:table-cell>
          <table:table-cell table:style-name="Default" office:value-type="string" calcext:value-type="string">
            <text:p>Reliable</text:p>
          </table:table-cell>
          <table:table-cell table:style-name="Default"/>
          <table:table-cell table:style-name="ce8" office:value-type="percentage" office:value="0.8" calcext:value-type="percentage">
            <text:p>80.00%</text:p>
          </table:table-cell>
        </table:table-row>
        <table:table-row table:style-name="ro1">
          <table:table-cell table:number-columns-repeated="11"/>
        </table:table-row>
        <table:table-row table:style-name="ro1">
          <table:table-cell table:style-name="ce5" office:value-type="string" calcext:value-type="string">
            <text:p><text:a xlink:href="http://www.space.com/17661-theory-general-relativity.html" xlink:type="simple">http://www.space.com/17661-theory-general-relativity.html</text:a></text:p>
          </table:table-cell>
          <table:table-cell table:style-name="ce7" office:value-type="string" calcext:value-type="string">
            <text:p><text:s/>Educational web site about space and astronomy</text:p>
          </table:table-cell>
          <table:table-cell table:style-name="ce7" office:value-type="string" calcext:value-type="string">
            <text:p>Article</text:p>
          </table:table-cell>
          <table:table-cell table:style-name="ce7" office:value-type="string" calcext:value-type="string">
            <text:p>space.com</text:p>
          </table:table-cell>
          <table:table-cell table:style-name="ce7" office:value-type="string" calcext:value-type="string">
            <text:p>Albert Einstein, in his theory of special relativity, determined that the laws of physics are the same for all non-accelerating observers, and he showed that the speed of light within a vacuum is the same no matter the speed at which an observer travels. As a result, he found that space and time were interwoven into a single continuum known as space-time. Events that occur at the same time for one observer could occur at different times for another.</text:p>
          </table:table-cell>
          <table:table-cell table:style-name="ce7" office:value-type="string" calcext:value-type="string">
            <text:p>English</text:p>
          </table:table-cell>
          <table:table-cell table:style-name="ce7" office:value-type="string" calcext:value-type="string">
            <text:p>your time passes at a different rate relative to others people's time depending on the speed you are moving through spac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0" office:value-type="percentage" office:value="0.8" calcext:value-type="percentage">
            <text:p>80.00%</text:p>
          </table:table-cell>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8">00/00/0000</text:date>, <text:time style:data-style-name="N2" text:time-value="07:49:50.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8T08:31:39.662000000</dc:date>
    <meta:editing-duration>PT22M45S</meta:editing-duration>
    <meta:editing-cycles>5</meta:editing-cycles>
    <meta:generator>LibreOffice/5.3.2.2$Windows_x86 LibreOffice_project/6cd4f1ef626f15116896b1d8e1398b56da0d0ee1</meta:generator>
    <meta:document-statistic meta:table-count="1" meta:cell-count="31" meta:object-count="0"/>
  </office:meta>
</office:document-meta>
</file>